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 Cache TAG mechanism</text:p>
      <text:p text:style-name="Standard"/>
      <text:p text:style-name="Standard">Implement the TAG array of a 4 way Data Cache. Maintaining Dirty indication and LRU replacement policy. <text:s/>Cache Size: 1024 Tags. Line width : 8 Words. </text:p>
      <text:p text:style-name="Standard">We are able to get one Micro controller transaction every clock.</text:p>
      <text:p text:style-name="Standard"/>
      <text:p text:style-name="Standard"/>
      <text:p text:style-name="Standard">The module interfaces two interfaces: </text:p>
      <text:list text:style-name="L1">
        <text:list-item>
          <text:p text:style-name="P1">Micro controller interface (Address/rd_wr_b/valid).</text:p>
        </text:list-item>
        <text:list-item>
          <text:p text:style-name="P1">Secondary memory interface (cb_addr/cb_dirty/cb_valid).</text:p>
          <text:p text:style-name="P1"><text:s/></text:p>
        </text:list-item>
      </text:list>
      <text:p text:style-name="Standard"/>
      <text:p text:style-name="Standard">Input:</text:p>
      <text:p text:style-name="Standard">addr [21:0]<text:tab/><text:tab/>// Address </text:p>
      <text:p text:style-name="Standard">rd_wr_b<text:tab/><text:tab/>// '1' = rd, '0' = wr</text:p>
      <text:p text:style-name="Standard">valid<text:tab/><text:tab/><text:tab/>// Valid</text:p>
      <text:p text:style-name="Standard"/>
      <text:p text:style-name="Standard">Output:</text:p>
      <text:p text:style-name="Standard">cb_addr[21:0]<text:tab/><text:tab/>// CopyBack Address </text:p>
      <text:p text:style-name="Standard">cb_dirty[7:0]<text:tab/><text:tab/>// CopyBack Dirty indication per word.</text:p>
      <text:p text:style-name="Standard">cb_valid<text:tab/><text:tab/>// Copy back Valid</text:p>
      <text:p text:style-name="Standard"/>
      <text:p text:style-name="Standard">On Miss : We need to replace the TAG address. If the TAG is dirty (previously written), we need to write the TAG through the Secondary memory interface, with the Dirty indications (which word has been written). If the TAG is clean, we just discard it. The Miss replacement is done using LRU policy.</text:p>
      <text:p text:style-name="Standard">When Hit: We update the LRU mechanism and the Dirty indications of the hit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Nathan Elnathan</meta:initial-creator>
    <meta:creation-date>2008-02-17T23:44:22</meta:creation-date>
    <dc:creator>Nathan Elnathan</dc:creator>
    <dc:date>2008-02-18T00:08:41</dc:date>
    <meta:editing-cycles>1</meta:editing-cycles>
    <meta:editing-duration>PT8M48S</meta:editing-duration>
    <meta:user-defined meta:name="Info 1"/>
    <meta:user-defined meta:name="Info 2"/>
    <meta:user-defined meta:name="Info 3"/>
    <meta:user-defined meta:name="Info 4"/>
    <meta:document-statistic meta:table-count="0" meta:image-count="0" meta:object-count="0" meta:page-count="1" meta:paragraph-count="17" meta:word-count="162" meta:character-count="959"/>
  </office:meta>
</office:document-meta>
</file>